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ViewRoot.processApplication( Faces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IViewRoot.restoreState( FacesContext facesContext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IViewRoot.updateRendererCach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IViewRoot.broadcastForPhase( PhaseId phaseI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UIViewRoot.processDecodes( Faces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ViewRoot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IViewRoot.clear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ViewRoot.invokeOnComponent( FacesContext context , String clientId , Context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ViewRoot.processValidators( Faces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ViewRoot.saveSta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ViewRoot.UIVi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IViewRoot.processUpdates( Faces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ViewRoot.broadcastEventsForPhase( FacesContext context , PhaseId phas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ViewRoot.queueEvent( Faces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IViewRoot.getRenderer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